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2.8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nction Frequency" table:style-name="ta1">
        <table:shapes>
          <draw:frame draw:z-index="0" draw:style-name="gr1" draw:text-style-name="P1" svg:width="453.46pt" svg:height="255.23pt" svg:x="502.67pt" svg:y="294.04pt">
            <loext:p draw:notify-on-update-of-ranges="'Function Frequency'.D2:'Function Frequency'.D14 'Function Frequency'.E2:'Function Frequency'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ech. Function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buffer.c: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0-10</text:p>
          </table:table-cell>
          <table:table-cell table:formula="of:=COUNTIFS([.B$2:.B$15];&quot;&gt;0&quot;;[.B$2:.B$15];&quot;&lt;=1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callbacks.c: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-20</text:p>
          </table:table-cell>
          <table:table-cell table:formula="of:=COUNTIFS([.B$2:.B$14];&quot;&gt;10&quot;;[.B$2:.B$14];&quot;&lt;=2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channel.c: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1-30</text:p>
          </table:table-cell>
          <table:table-cell table:formula="of:=COUNTIFS([.B$2:.B$14];&quot;&gt;20&quot;;[.B$2:.B$14];&quot;&lt;=3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init.c: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1-40</text:p>
          </table:table-cell>
          <table:table-cell table:formula="of:=COUNTIFS([.B$2:.B$14];&quot;&gt;30&quot;;[.B$2:.B$14];&quot;&lt;=4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isipaddr.c: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41-50</text:p>
          </table:table-cell>
          <table:table-cell table:formula="of:=COUNTIFS([.B$2:.B$14];&quot;&gt;40&quot;;[.B$2:.B$14];&quot;&lt;=5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keyfiles.c:16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51-60</text:p>
          </table:table-cell>
          <table:table-cell table:formula="of:=COUNTIFS([.B$2:.B$14];&quot;&gt;50&quot;;[.B$2:.B$14];&quot;&lt;=6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list.c: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61-70</text:p>
          </table:table-cell>
          <table:table-cell table:formula="of:=COUNTIFS([.B$2:.B$14];&quot;&gt;60&quot;;[.B$2:.B$14];&quot;&lt;=7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misc.c:6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71-80</text:p>
          </table:table-cell>
          <table:table-cell table:formula="of:=COUNTIFS([.B$2:.B$14];&quot;&gt;70&quot;;[.B$2:.B$14];&quot;&lt;=8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options.c:6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81-90</text:p>
          </table:table-cell>
          <table:table-cell table:formula="of:=COUNTIFS([.B$2:.B$14];&quot;&gt;80&quot;;[.B$2:.B$14];&quot;&lt;=9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pki.c:263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91-100</text:p>
          </table:table-cell>
          <table:table-cell table:formula="of:=COUNTIFS([.B$2:.B$14];&quot;&gt;90&quot;;[.B$2:.B$14];&quot;&lt;=10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pki_ed25519.c:16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101-200</text:p>
          </table:table-cell>
          <table:table-cell table:formula="of:=COUNTIFS([.B$2:.B$14];&quot;&gt;100&quot;;[.B$2:.B$14];&quot;&lt;=20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rand.c:2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01-300</text:p>
          </table:table-cell>
          <table:table-cell table:formula="of:=COUNTIFS([.B$2:.B$14];&quot;&gt;200&quot;;[.B$2:.B$14];&quot;&lt;=30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ubuntu-vm/workspace/libssh-0.7.2/tests/unittests/torture_server_x11.c:38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&gt;300</text:p>
          </table:table-cell>
          <table:table-cell table:formula="of:=COUNTIFS([.B$2:.B$14];&quot;&gt;300&quot;;[.B$2:.B$14];&quot;&lt;=1000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ubuntu-vm/workspace/libssh-0.7.2/tests/benchmarks/benchmarks.c:34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Default" office:value-type="string" calcext:value-type="string">
            <text:p>FILES</text:p>
          </table:table-cell>
          <table:table-cell table:style-name="Default" table:formula="of:=SUM([.E2:.E14])" office:value-type="float" office:value="13" calcext:value-type="float">
            <text:p>13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FUNCTIONS LIBSSH</text:p>
          </table:table-cell>
          <table:table-cell table:style-name="Default" office:value-type="float" office:value="1720" calcext:value-type="float">
            <text:p>1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07:26:02.818986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07:24:10.836370264</meta:creation-date>
    <dc:date>2016-09-01T07:43:08.027644659</dc:date>
    <meta:editing-duration>PT1H28M18S</meta:editing-duration>
    <meta:editing-cycles>9</meta:editing-cycles>
    <meta:generator>LibreOffice/5.1.4.2$Linux_X86_64 LibreOffice_project/10m0$Build-2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'Function Frequency'.D2:'Function Frequency'.E14" chart:data-source-has-labels="both" svg:x="0.319cm" svg:y="0.18cm" svg:width="13.097cm" svg:height="8.645cm">
          <chartooo:coordinate-region svg:x="1.046cm" svg:y="0.18cm" svg:width="12.37cm" svg:height="7.055cm"/>
          <chart:axis chart:dimension="x" chart:name="primary-x" chart:style-name="ch4" chartooo:axis-type="auto">
            <chartooo:date-scale/>
            <chart:categories table:cell-range-address="'Function Frequency'.D2:'Function Frequency'.D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unction Frequency'.E2:'Function Frequency'.E14" loext:label-string="frequency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0-10</text:p>
                <draw:g>
                  <svg:desc>'Function Frequency'.D2:'Function Frequency'.D14</svg:desc>
                </draw:g>
              </table:table-cell>
              <table:table-cell office:value-type="float" office:value="0">
                <text:p>0</text:p>
                <draw:g>
                  <svg:desc>'Function Frequency'.E2:'Function Frequency'.E14</svg:desc>
                </draw:g>
              </table:table-cell>
            </table:table-row>
            <table:table-row>
              <table:table-cell office:value-type="string">
                <text:p>11-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-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-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-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-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-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-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-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&gt;3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